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rmologion Ucs" svg:font-family="'Irmologion Ucs'"/>
    <style:font-face style:name="Irmologion ieUcs1" svg:font-family="'Irmologion ieUcs'"/>
    <style:font-face style:name="Verdana" svg:font-family="Verdana"/>
    <style:font-face style:name="Tahoma1" svg:font-family="Tahoma" style:font-family-generic="swiss"/>
    <style:font-face style:name="Irmologion ieUcs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.052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rmologion ieUcs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style:font-name="Irmologion ieUcs" fo:font-size="12pt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Irmologion ieUcs" fo:font-size="12pt" style:font-size-asian="12pt" style:font-size-complex="12pt"/>
    </style:style>
    <style:style style:name="P6" style:family="paragraph" style:parent-style-name="Standard">
      <style:paragraph-properties style:writing-mode="lr-tb"/>
      <style:text-properties fo:font-variant="normal" fo:text-transform="none" fo:color="#440500" style:font-name="Irmologion ieUcs" fo:font-size="12pt" fo:letter-spacing="normal" fo:font-style="normal" fo:font-weight="normal" style:font-size-asian="12pt" style:font-size-complex="12pt"/>
    </style:style>
    <style:style style:name="T1" style:family="text">
      <style:text-properties fo:color="#e50000"/>
    </style:style>
    <style:style style:name="T2" style:family="text">
      <style:text-properties fo:font-variant="normal" fo:text-transform="none" fo:color="#e50000" style:text-line-through-style="none" style:font-name="Irmologion ieUcs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e50000" style:text-line-through-style="none" style:font-name="Irmologion ieUcs1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e5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style:font-name="Irmologion ieUcs1" fo:letter-spacing="normal" fo:font-style="normal" fo:font-weight="normal"/>
    </style:style>
    <style:style style:name="T7" style:family="text">
      <style:text-properties style:font-name="Irmologion ieUc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psaltyr.orthodoxy.ru/psaltyr_cs.html#top" text:style-name="Internet_20_link" text:visited-style-name="Visited_20_Internet_20_Link"><text:span text:style-name="T2">а7.Pал0мъ дв7д</text:span></text:a><text:a xlink:type="simple" xlink:href="http://psaltyr.orthodoxy.ru/psaltyr_cs.html#top" text:style-name="Internet_20_link" text:visited-style-name="Visited_20_Internet_20_Link"><text:span text:style-name="T3">овъ2, г7.</text:span></text:a><text:a xlink:type="simple" xlink:href="http://psaltyr.orthodoxy.ru/psaltyr_cs.html#top" text:style-name="Internet_20_link" text:visited-style-name="Visited_20_Internet_20_Link"><text:span text:style-name="T2"> внегдA tбэгaше t лицA ґвессал0ма </text:span></text:a><text:a xlink:type="simple" xlink:href="http://psaltyr.orthodoxy.ru/psaltyr_cs.html#top" text:style-name="Internet_20_link" text:visited-style-name="Visited_20_Internet_20_Link"><text:span text:style-name="T3">©</text:span></text:a><text:a xlink:type="simple" xlink:href="http://psaltyr.orthodoxy.ru/psaltyr_cs.html#top" text:style-name="Internet_20_link" text:visited-style-name="Visited_20_Internet_20_Link"><text:span text:style-name="T2">на своегw.</text:span></text:a></text:p>
      <text:p text:style-name="P3"><text:span text:style-name="T1">в7.Г</text:span>Dи, чт0сz ўмн0жиша стужaющіи ми2; мн0зи востаю1тъ на мS, <text:span text:style-name="T1">г7.</text:span>Мн0зи глаг0лютъ души2 моeй, нёсть сп7сeніz є3мY <text:span text:style-name="T7">w4</text:span> бз7э є3гw2: <text:span text:style-name="T1">д7.</text:span>Тh же гDи, застyпникъ м0й є3си2, слaва моS, и3 вознос<text:span text:style-name="T7">S</text:span> главY мою2. <text:span text:style-name="T1">є7.</text:span>Глaсомъ мои1мъ ко<text:span text:style-name="T7">1</text:span> гDу возвaхъ, и3 ўслhша мS t горы2 с™hz своеS. <text:span text:style-name="T1">ѕ7.</text:span>Ѓзъ ўснyхъ, и3 спaхъ, востaхъ, ћкw гDь застyпитъ мS. <text:span text:style-name="T1">з7.</text:span>Не ўбою1сz t тє1мъ людeй, o4крестъ напaдающихъ на мS. <text:span text:style-name="T1">и7.</text:span>воскrни2 гDи, спаси1 мz б9е м0й: <text:span text:style-name="T7">Ћ</text:span>кw ты2 порази2 вс‰ враждyющыz ми2 всyе. зyбы грёшникwмъ сокруши1лъ є3си2. <text:span text:style-name="T1">f7.</text:span>ГDне є4сть сп7сeніе, и3 н<text:span text:style-name="T7">a</text:span> людехъ твои1хъ б<text:span text:style-name="T7">лгC</text:span>свeніе твоE.</text:p>
      <text:p text:style-name="P5"/>
      <text:p text:style-name="P6"/>
      <text:p text:style-name="P1"><text:bookmark text:name="psalom16"/><text:a xlink:type="simple" xlink:href="http://psaltyr.orthodoxy.ru/psaltyr_cs.html#top" text:style-name="Internet_20_link" text:visited-style-name="Visited_20_Internet_20_Link"><text:span text:style-name="T2">Мл77тва дв7д</text:span></text:a><text:a xlink:type="simple" xlink:href="http://psaltyr.orthodoxy.ru/psaltyr_cs.html#top" text:style-name="Internet_20_link" text:visited-style-name="Visited_20_Internet_20_Link"><text:span text:style-name="T3">ова, pало1мъ</text:span></text:a><text:a xlink:type="simple" xlink:href="http://psaltyr.orthodoxy.ru/psaltyr_cs.html#top" text:style-name="Internet_20_link" text:visited-style-name="Visited_20_Internet_20_Link"><text:span text:style-name="T2">, ѕ7i.</text:span></text:a></text:p>
      <text:p text:style-name="P4"><text:span text:style-name="T4">а7.У</text:span><text:span text:style-name="T5">слhши гDи прaвду мою2, вонми2 молeніе мо</text:span><text:span text:style-name="T6">е2</text:span><text:span text:style-name="T5">, </text:span><text:span text:style-name="T6">В</text:span><text:span text:style-name="T5">нуши2 мл</text:span><text:span text:style-name="T6">77</text:span><text:span text:style-name="T5">тву мою2 не во ўстнaхъ льсти1выхъ. </text:span><text:span text:style-name="T4">в7.</text:span><text:span text:style-name="T5">T лицA твоегw2 судьбA моS и3зhдетъ, џчи мои2 да ви1дит</text:span><text:span text:style-name="T6">э</text:span><text:span text:style-name="T5"> пр</text:span><text:span text:style-name="T6">а6воты</text:span><text:span text:style-name="T5">, </text:span><text:span text:style-name="T4">г7.</text:span><text:span text:style-name="T6">и3с</text:span><text:span text:style-name="T5">куси1лъ є3си2 сeрдце моE, посэти1лъ є3си2 н0щію. </text:span><text:span text:style-name="T6">И#</text:span><text:span text:style-name="T5">скуси1лъ мS є3си2, и3 не њбрётесz во мнЁ непрaвда. </text:span><text:span text:style-name="T4">д7.</text:span><text:span text:style-name="T5">Ћкw да не возглаг0лютъ ўстA мо‰ дёлъ человёческихъ, за словесA ўстeнъ твои1хъ ѓзъ сохрани1хъ пути6 жeст</text:span><text:span text:style-name="T6">о</text:span><text:span text:style-name="T5">ки. </text:span><text:span text:style-name="T4">є7.</text:span><text:span text:style-name="T5">Соверши2 стwпы2 мо‰ во стезsхъ твои1хъ, да не подви1жутсz стwпы2 мо‰. </text:span><text:span text:style-name="T4">ѕ7.</text:span><text:span text:style-name="T5">Ѓзъ возвaхъ, ћкw ўслhша мS б9е, приклони2 ќхо твоE мнЁ, и3 ўслhши глаг0лы мо‰. </text:span><text:span text:style-name="T4">з7.</text:span><text:span text:style-name="T5">Ўдиви2 м</text:span><text:span text:style-name="T6">и1лос</text:span><text:span text:style-name="T5">ти тво</text:span><text:span text:style-name="T6">S</text:span><text:span text:style-name="T5">, сп</text:span><text:span text:style-name="T6">ас</text:span><text:span text:style-name="T5">az</text:span><text:span text:style-name="T6">и</text:span><text:span text:style-name="T5"> ўповaющ</text:span><text:span text:style-name="T6">ихъ</text:span><text:span text:style-name="T5"> на тS. </text:span><text:span text:style-name="T6">T</text:span><text:span text:style-name="T5"> проти1вzщихсz десни1цэ твоeй, </text:span><text:span text:style-name="T4">и7.</text:span><text:span text:style-name="T5">сохрани1 мz, гDи, ћкw зёницу џка: </text:span><text:span text:style-name="T6">В</text:span><text:span text:style-name="T5">ъ кр0вэ крилY твоeю покрhеши мS, </text:span><text:span text:style-name="T4">f7.</text:span><text:span text:style-name="T5">t лицA нечести1выхъ њстрaст</text:span><text:span text:style-name="T6">ь</text:span><text:span text:style-name="T5">шихъ мS. </text:span><text:span text:style-name="T6">В</text:span><text:span text:style-name="T5">рази2 мои2 дyшу мою2 </text:span><text:span text:style-name="T6">ў</text:span><text:span text:style-name="T5">держaша, </text:span><text:span text:style-name="T4">i7.</text:span><text:span text:style-name="T5">тyкъ св0й затвори1ша: ўстA и4хъ глаг0лаша гордhню. </text:span><text:span text:style-name="T4">а7i.</text:span><text:span text:style-name="T5">И#згонsщіи мS ны1нэ њбыд0ша мS, џчи свои2 возложи1ша ўклони1ти на зeмлю. </text:span><text:span text:style-name="T4">в7i.</text:span><text:span text:style-name="T5">Њб</text:span><text:span text:style-name="T6">ь</text:span><text:span text:style-name="T5">sша мS ћкw лeвъ гот0въ на</text:span><text:span text:style-name="T6">1</text:span><text:span text:style-name="T5"> л</text:span><text:span text:style-name="T6">о</text:span><text:span text:style-name="T5">въ, и3 ћкw ски</text:span><text:span text:style-name="T6">1</text:span><text:span text:style-name="T5">менъ њбитaz въ </text:span><text:span text:style-name="T6">сокро1вищихъ</text:span><text:span text:style-name="T5">. </text:span><text:span text:style-name="T4">г7i.</text:span><text:span text:style-name="T5">Воскrни2, гDи, предвари2 |, и3 запни2 и5мъ, и3з</text:span><text:span text:style-name="T6">ми2</text:span><text:span text:style-name="T5"> дyшу мою2 t нечести1в</text:span><text:span text:style-name="T6">ыхъ</text:span><text:span text:style-name="T5">, nрyжіz тво</text:span><text:span text:style-name="T6">S</text:span><text:span text:style-name="T5"> t р</text:span><text:span text:style-name="T6">yкъ</text:span><text:span text:style-name="T5"> вр†гъ тво</text:span><text:span text:style-name="T6">и1хъ</text:span><text:span text:style-name="T5">, </text:span><text:span text:style-name="T4">д7i.</text:span><text:span text:style-name="T5">ГDи, tмaл</text:span><text:span text:style-name="T6">ь</text:span><text:span text:style-name="T5"> t земли2. раздэли2 | въ животЁ и4хъ, и3 сокровeнныхъ твои1хъ и3сп0лнисz </text:span><text:span text:style-name="T6">ўтро1ба</text:span><text:span text:style-name="T5"> и4хъ: </text:span><text:span text:style-name="T6">Н</text:span><text:span text:style-name="T5">асhтишасz сынHвъ, и3 њстaвиша њстaнки младeнцємъ свои6мъ. </text:span><text:span text:style-name="T4">є7i.</text:span><text:span text:style-name="T5">Ѓзъ же прaвдою kвлю1сz лицY твоемY: насhщусz внегдA kви1тмисz слaва тво</text:span><text:span text:style-name="T6">S</text:span><text:span text:style-name="T5">.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rmologion Ucs" svg:font-family="'Irmologion Ucs'"/>
    <style:font-face style:name="Irmologion ieUcs1" svg:font-family="'Irmologion ieUcs'"/>
    <style:font-face style:name="Verdana" svg:font-family="Verdana"/>
    <style:font-face style:name="Tahoma1" svg:font-family="Tahoma" style:font-family-generic="swiss"/>
    <style:font-face style:name="Irmologion ieUcs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letter-kerning="true" style:font-size-asian="12pt" style:language-asian="ja" style:country-asian="JP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o" fo:country="none" style:letter-kerning="true" style:font-name-asian="MS PMincho" style:font-size-asian="12pt" style:language-asian="ja" style:country-asian="JP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31T13:50:33.23</meta:creation-date>
    <dc:date>2017-05-31T14:44:52.13</dc:date>
    <meta:editing-duration>PT39M5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4" meta:word-count="298" meta:character-count="1974"/>
  </office:meta>
</office:document-meta>
</file>